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24a" officeooo:paragraph-rsid="001e8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主頁面 : <text:a xlink:type="simple" xlink:href="http://140.116.245.148/WebCourse/students/f74046242/hw2/index.html" text:style-name="Internet_20_link" text:visited-style-name="Visited_20_Internet_20_Link">http://140.116.245.148/WebCourse/students/f74046242/hw2/index.html</text:a></text:p>
      <text:p text:style-name="P1"/>
      <text:p text:style-name="P1">內容</text:p>
      <text:p text:style-name="P1"/>
      <text:p text:style-name="P1">左方為menu，點開可選擇album、gallery、music setting</text:p>
      <text:p text:style-name="P1">music setting可設定music play or not 和 曲子(bgm共3首)</text:p>
      <text:p text:style-name="P1">album切換到相簿</text:p>
      <text:p text:style-name="P1">gallery切換到gallery</text:p>
      <text:p text:style-name="P1"/>
      <text:p text:style-name="P1"/>
      <text:p text:style-name="P1">album介面</text:p>
      <text:p text:style-name="P1">上方為相簿</text:p>
      <text:p text:style-name="P1">點擊下方會展開圖片</text:p>
      <text:p text:style-name="P1"/>
      <text:p text:style-name="P1">gallery介面</text:p>
      <text:p text:style-name="P1">每5秒輪轉照片一次</text:p>
      <text:p text:style-name="P1">大照片點擊可下載照片</text:p>
      <text:p text:style-name="P1">大照片左右兩端有箭頭(須hover才看的到)，可切換照片</text:p>
      <text:p text:style-name="P1">或是下方小照片點擊亦可切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3:24:14.614452522</meta:creation-date>
    <dc:date>2016-11-13T23:28:53.579509143</dc:date>
    <meta:editing-duration>PT4M39S</meta:editing-duration>
    <meta:editing-cycles>1</meta:editing-cycles>
    <meta:document-statistic meta:table-count="0" meta:image-count="0" meta:object-count="0" meta:page-count="1" meta:paragraph-count="14" meta:word-count="127" meta:character-count="277" meta:non-whitespace-character-count="268"/>
    <meta:generator>LibreOffice/5.1.4.2$Linux_X86_64 LibreOffice_project/10m0$Build-2</meta:generator>
  </office:meta>
</office:document-meta>
</file>